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rs guitare</text:p>
      <text:p text:style-name="P1"/>
      <text:list xml:id="list2806436574115774189" text:style-name="L1">
        <text:list-item>
          <text:p text:style-name="P2">petites vidéos youtube</text:p>
          <text:list>
            <text:list-item>
              <text:p text:style-name="P2">tabs4acoustic <text:a xlink:type="simple" xlink:href="http://www.youtube.com/user/Tabs4Acousticcom/videos">http://www.youtube.com/user/Tabs4Acousticcom/videos</text:a></text:p>
              <text:list>
                <text:list-item>
                  <text:p text:style-name="P2">accords débutants : <text:a xlink:type="simple" xlink:href="http://www.youtube.com/watch?v=IsPHuyiu4Xs">http://www.youtube.com/watch?v=IsPHuyiu4Xs</text:a> (partie 1)</text:p>
                  <text:list>
                    <text:list-item>
                      <text:p text:style-name="P2">qu'est ce qu'un diagramme d'accords ?</text:p>
                    </text:list-item>
                    <text:list-item>
                      <text:p text:style-name="P2">2 nominations pour accords (anglaise / française)</text:p>
                    </text:list-item>
                    <text:list-item>
                      <text:p text:style-name="P2">"accord Do" = abus de langage, do est une note. On dit do majeur/mineur...</text:p>
                    </text:list-item>
                    <text:list-item>
                      <text:p text:style-name="P2">6 lignes verticales = cordes représentées de gauche à droite. graves → aigües</text:p>
                    </text:list-item>
                    <text:list-item>
                      <text:p text:style-name="P2">nom des 6 cordes</text:p>
                    </text:list-item>
                    <text:list-item>
                      <text:p text:style-name="P2">6 lignes horizontales (5 cases) : 1 sillet, 5 frettes</text:p>
                    </text:list-item>
                    <text:list-item>
                      <text:p text:style-name="P2">points placés sur ce diagramme avec chiffres</text:p>
                    </text:list-item>
                    <text:list-item>
                      <text:p text:style-name="P2">des fois, première case représentée différente de 1ère case. Numéro case alors indiqué en chiffres romains.</text:p>
                    </text:list-item>
                    <text:list-item>
                      <text:p text:style-name="P2">chiffres dans points : représentent pas case mais doigt !!!! 4 numéros + T (thumb)</text:p>
                    </text:list-item>
                    <text:list-item>
                      <text:p text:style-name="P2">chiffres en haut : représentent case ou X si pas gratté</text:p>
                    </text:list-item>
                    <text:list-item>
                      <text:p text:style-name="P2">apprendre accord do majeur</text:p>
                    </text:list-item>
                    <text:list-item>
                      <text:p text:style-name="P2">diagramme d'accord : représente un accord</text:p>
                    </text:list-item>
                    <text:list-item>
                      <text:p text:style-name="P2">tablature : on écrit une chanson dedans</text:p>
                    </text:list-item>
                    <text:list-item>
                      <text:p text:style-name="P2">peut mettre des accords dans tablatures.</text:p>
                    </text:list-item>
                    <text:list-item>
                      <text:p text:style-name="P2">Représentation corde avec cordes frettées / grattée à vide / bloquée ?</text:p>
                    </text:list-item>
                    <text:list-item>
                      <text:p text:style-name="P2">un seul accord peut exister en plein de versions (???)</text:p>
                    </text:list-item>
                    <text:list-item>
                      <text:p text:style-name="P2">accord spéciale avec cordes à vide : accord ouvert</text:p>
                    </text:list-item>
                    <text:list-item>
                      <text:p text:style-name="P2">n'importe quoi peut être un accord si on gratte au moins 3 cordes simultanément</text:p>
                    </text:list-item>
                    <text:list-item>
                      <text:p text:style-name="P2">note la plus grave d'un accord : la fondamentale</text:p>
                    </text:list-item>
                    <text:list-item>
                      <text:p text:style-name="P2">appuyer sur une case = fretter</text:p>
                    </text:list-item>
                    <text:list-item>
                      <text:p text:style-name="P2"/>
                    </text:list-item>
                  </text:list>
                </text:list-item>
                <text:list-item>
                  <text:p text:style-name="P2"/>
                </text:list-item>
              </text:list>
            </text:list-item>
            <text:list-item>
              <text:p text:style-name="P2"/>
            </text:list-item>
          </text:list>
        </text:list-item>
        <text:list-item>
          <text:p text:style-name="P2"/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1-13T14:14:27</meta:creation-date>
    <dc:date>2014-01-13T14:43:39</dc:date>
    <dc:creator>yjfjyf jjku</dc:creator>
    <meta:editing-duration>PT29M12S</meta:editing-duration>
    <meta:editing-cycles>34</meta:editing-cycles>
    <meta:generator>OpenOffice/4.0.0$Unix OpenOffice.org_project/400m3$Build-9702</meta:generator>
    <meta:document-statistic meta:table-count="0" meta:image-count="0" meta:object-count="0" meta:page-count="1" meta:paragraph-count="24" meta:word-count="222" meta:character-count="1267"/>
  </office:meta>
</office:document-meta>
</file>